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Preformatted_20_Text">
      <style:text-properties officeooo:rsid="00051a7b" officeooo:paragraph-rsid="00053f24"/>
    </style:style>
    <style:style style:name="P2" style:family="paragraph" style:parent-style-name="Preformatted_20_Text">
      <style:text-properties officeooo:rsid="0005b615" officeooo:paragraph-rsid="0005b615"/>
    </style:style>
    <style:style style:name="P3" style:family="paragraph" style:parent-style-name="Preformatted_20_Text">
      <style:text-properties officeooo:rsid="00063c54" officeooo:paragraph-rsid="00063c54"/>
    </style:style>
    <style:style style:name="P4" style:family="paragraph" style:parent-style-name="Preformatted_20_Text">
      <style:text-properties officeooo:rsid="0007f1aa" officeooo:paragraph-rsid="0007f1aa"/>
    </style:style>
    <style:style style:name="T1" style:family="text">
      <style:text-properties officeooo:rsid="00053f24"/>
    </style:style>
    <style:style style:name="T2" style:family="text">
      <style:text-properties style:text-underline-style="solid" style:text-underline-type="double" style:text-underline-width="auto" style:text-underline-color="font-color"/>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PUT: <text:span text:style-name="T1">this subroutine reads in the input data, prints the input data, determines initial grid point locations, and the value of the initial distribution at the grid points</text:span></text:p>
      <text:p text:style-name="P1"/>
      <text:p text:style-name="P2">OUTPUT: this subroutine prints the distribution and several moments of the distribution at each output time</text:p>
      <text:p text:style-name="P2"/>
      <text:p text:style-name="P2">CHKTBL: this subroutine checks the interpolation for negative valuew of the distribution and will regress to the previous output time and add grid points at those locations where the distribution is negative. ISTOP will be set to -1 to indicate to the main program to restart and try again. If the maximum number of grid points has already been reached, ISTOP will be set to 1 and the case will be skipped in the main program. If all the interpolated points at which the distribution is negative can not be added, as many grid points as there is room for will be added and the time step will be retired. If the distribution is negative at one of the grid points, this usually indicates that the time step was too large and some of the interpolated points were negative during the time step which resulted in a negative distribution at the grid points. If this happens and none of the interpolated distribution points are negative or they were not evaluated, ISTOP will be set to 1 and the case will be skipped in the main program.</text:p>
      <text:p text:style-name="P2"/>
      <text:p text:style-name="P3">TOTAL: this subroutine calculates the total mass of aerosol added and removed by each mechanism from TIME=TOUT(IPTIM-1) to TIME=TOUT(IPTIM). If this routine is called at the initial time(I.E. IPTIM=1), the total masses added/removed are initialized to zero and the removal rates are calculated and stored.</text:p>
      <text:p text:style-name="P3"/>
      <text:p text:style-name="P4">COAGCF: this subroutine computes the quadrature points and coagulation coefficients at the quadrature points for evaluating the coagulation integrals. The evaporation coefficients are also evaluated and stor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5-01-19T21:35:26.094352196</dc:date>
    <meta:generator>LibreOffice/4.2.7.2$Linux_x86 LibreOffice_project/420m0$Build-2</meta:generator>
    <meta:editing-duration>PT11M13S</meta:editing-duration>
    <meta:editing-cycles>5</meta:editing-cycles>
    <meta:document-statistic meta:table-count="0" meta:image-count="0" meta:object-count="0" meta:page-count="1" meta:paragraph-count="5" meta:word-count="302" meta:character-count="1824" meta:non-whitespace-character-count="1527"/>
  </office:meta>
</office:document-meta>
</file>